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25.15cm" fo:min-width="1.786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0.29cm" fo:min-width="0.04cm"/>
    </style:style>
    <style:style style:name="gr3" style:family="graphic" style:parent-style-name="text">
      <style:graphic-properties draw:textarea-vertical-align="middle" draw:auto-grow-height="false" fo:min-height="0.668cm" fo:min-width="1.307cm"/>
    </style:style>
    <style:style style:name="gr4" style:family="graphic" style:parent-style-name="standard">
      <style:graphic-properties draw:fill-color="#3faf46" draw:textarea-horizontal-align="justify" draw:textarea-vertical-align="middle" draw:auto-grow-height="false" fo:min-height="0.29cm" fo:min-width="0.04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29cm" fo:min-width="0.04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29cm" fo:min-width="0.04cm"/>
    </style:style>
    <style:style style:name="gr7" style:family="graphic" style:parent-style-name="standard">
      <style:graphic-properties draw:fill-color="#2a6099" draw:textarea-horizontal-align="justify" draw:textarea-vertical-align="middle" draw:auto-grow-height="false" fo:min-height="0.29cm" fo:min-width="0.04cm"/>
    </style:style>
    <style:style style:name="gr8" style:family="graphic" style:parent-style-name="standard">
      <style:graphic-properties draw:fill-color="#ffffa6" draw:textarea-horizontal-align="justify" draw:textarea-vertical-align="middle" draw:auto-grow-height="false" fo:min-height="0.668cm" fo:min-width="1.942cm"/>
    </style:style>
    <style:style style:name="gr9" style:family="graphic" style:parent-style-name="standard">
      <style:graphic-properties draw:fill-color="#afd095" draw:textarea-horizontal-align="justify" draw:textarea-vertical-align="middle" draw:auto-grow-height="false" fo:min-height="0.668cm" fo:min-width="1.942cm"/>
    </style:style>
    <style:style style:name="gr10" style:family="graphic" style:parent-style-name="standard">
      <style:graphic-properties draw:fill-color="#8e86ae" draw:textarea-horizontal-align="justify" draw:textarea-vertical-align="middle" draw:auto-grow-height="false" fo:min-height="0.668cm" fo:min-width="1.942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668cm" fo:min-width="1.942cm"/>
    </style:style>
    <style:style style:name="gr12" style:family="graphic" style:parent-style-name="standard">
      <style:graphic-properties draw:fill-color="#ff7b59" draw:textarea-horizontal-align="justify" draw:textarea-vertical-align="middle" draw:auto-grow-height="false" fo:min-height="0.668cm" fo:min-width="1.942cm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0.668cm" fo:min-width="1.942cm"/>
    </style:style>
    <style:style style:name="gr14" style:family="graphic" style:parent-style-name="standard">
      <style:graphic-properties draw:fill-color="#ffd8ce" draw:textarea-horizontal-align="justify" draw:textarea-vertical-align="middle" draw:auto-grow-height="false" fo:min-height="0.668cm" fo:min-width="1.942cm"/>
    </style:style>
    <style:style style:name="gr15" style:family="graphic" style:parent-style-name="standard">
      <style:graphic-properties draw:fill-color="#168253" draw:textarea-horizontal-align="justify" draw:textarea-vertical-align="middle" draw:auto-grow-height="false" fo:min-height="0.668cm" fo:min-width="1.942cm"/>
    </style:style>
    <style:style style:name="gr16" style:family="graphic" style:parent-style-name="standard">
      <style:graphic-properties draw:fill-color="#5b277d" draw:textarea-horizontal-align="justify" draw:textarea-vertical-align="middle" draw:auto-grow-height="false" fo:min-height="0.668cm" fo:min-width="1.942cm"/>
    </style:style>
    <style:style style:name="gr17" style:family="graphic" style:parent-style-name="standard">
      <style:graphic-properties draw:fill-color="#e8a202" draw:textarea-horizontal-align="justify" draw:textarea-vertical-align="middle" draw:auto-grow-height="false" fo:min-height="0.668cm" fo:min-width="1.942cm"/>
    </style:style>
    <style:style style:name="gr18" style:family="graphic" style:parent-style-name="standard">
      <style:graphic-properties svg:stroke-width="0.159cm" svg:stroke-color="#000000" draw:marker-start-width="0.438cm" draw:marker-end-width="0.438cm" draw:textarea-vertical-align="middle" fo:padding-top="0.204cm" fo:padding-bottom="0.204cm" fo:padding-left="0.329cm" fo:padding-right="0.329cm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4.83cm" fo:min-width="1.786cm"/>
    </style:style>
    <style:style style:name="gr20" style:family="graphic" style:parent-style-name="Default_5f_1">
      <style:graphic-properties draw:fill-color="#dddddd" draw:textarea-horizontal-align="justify" draw:textarea-vertical-align="middle" draw:auto-grow-height="false" fo:min-height="6.1cm" fo:min-width="0.516cm"/>
    </style:style>
    <style:style style:name="gr21" style:family="graphic" style:parent-style-name="Default_5f_1">
      <style:graphic-properties draw:fill-color="#3faf46" draw:textarea-horizontal-align="justify" draw:textarea-vertical-align="middle" draw:auto-grow-height="false" fo:min-height="0.29cm" fo:min-width="0.04cm"/>
    </style:style>
    <style:style style:name="gr22" style:family="graphic" style:parent-style-name="Default_5f_1">
      <style:graphic-properties draw:fill-color="#ff0000" draw:textarea-horizontal-align="justify" draw:textarea-vertical-align="middle" draw:auto-grow-height="false" fo:min-height="0.29cm" fo:min-width="0.04cm"/>
    </style:style>
    <style:style style:name="gr23" style:family="graphic" style:parent-style-name="Default_5f_1">
      <style:graphic-properties draw:fill-color="#000000" draw:textarea-horizontal-align="justify" draw:textarea-vertical-align="middle" draw:auto-grow-height="false" fo:min-height="0.29cm" fo:min-width="0.04cm"/>
    </style:style>
    <style:style style:name="gr24" style:family="graphic" style:parent-style-name="Default_5f_1">
      <style:graphic-properties draw:fill-color="#ffff00" draw:textarea-horizontal-align="justify" draw:textarea-vertical-align="middle" draw:auto-grow-height="false" fo:min-height="0.29cm" fo:min-width="0.04cm"/>
    </style:style>
    <style:style style:name="gr25" style:family="graphic" style:parent-style-name="Default_5f_1">
      <style:graphic-properties draw:fill-color="#ffffa6" draw:textarea-horizontal-align="justify" draw:textarea-vertical-align="middle" draw:auto-grow-height="false" fo:min-height="0.668cm" fo:min-width="1.942cm"/>
    </style:style>
    <style:style style:name="gr26" style:family="graphic" style:parent-style-name="Default_5f_1">
      <style:graphic-properties draw:fill-color="#ff7b59" draw:textarea-horizontal-align="justify" draw:textarea-vertical-align="middle" draw:auto-grow-height="false" fo:min-height="0.668cm" fo:min-width="1.942cm"/>
    </style:style>
    <style:style style:name="gr27" style:family="graphic" style:parent-style-name="Default_5f_1">
      <style:graphic-properties draw:fill-color="#666666" draw:textarea-horizontal-align="justify" draw:textarea-vertical-align="middle" draw:auto-grow-height="false" fo:min-height="0.668cm" fo:min-width="1.942cm"/>
    </style:style>
    <style:style style:name="gr28" style:family="graphic" style:parent-style-name="Default_5f_1">
      <style:graphic-properties svg:stroke-width="0.159cm" svg:stroke-color="#000000" draw:marker-start-width="0.438cm" draw:marker-end-width="0.438cm" draw:textarea-vertical-align="middle" fo:padding-top="0.204cm" fo:padding-bottom="0.204cm" fo:padding-left="0.329cm" fo:padding-right="0.329cm"/>
    </style:style>
    <style:style style:name="gr29" style:family="graphic" style:parent-style-name="Default_5f_1">
      <style:graphic-properties draw:fill-color="#afd095" draw:textarea-horizontal-align="justify" draw:textarea-vertical-align="middle" draw:auto-grow-height="false" fo:min-height="0.668cm" fo:min-width="1.942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00"/>
      <style:paragraph-properties fo:text-align="center"/>
      <style:text-properties fo:font-size="15pt"/>
    </style:style>
    <style:style style:name="P4" style:family="paragraph">
      <loext:graphic-properties draw:fill-color="#3faf46"/>
      <style:paragraph-properties fo:text-align="center"/>
      <style:text-properties fo:font-size="15pt"/>
    </style:style>
    <style:style style:name="P5" style:family="paragraph">
      <loext:graphic-properties draw:fill-color="#ff0000"/>
      <style:paragraph-properties fo:text-align="center"/>
      <style:text-properties fo:font-size="15pt"/>
    </style:style>
    <style:style style:name="P6" style:family="paragraph">
      <loext:graphic-properties draw:fill-color="#000000"/>
      <style:paragraph-properties fo:text-align="center"/>
      <style:text-properties fo:color="#ffffff" fo:font-size="15pt"/>
    </style:style>
    <style:style style:name="P7" style:family="paragraph">
      <loext:graphic-properties draw:fill-color="#2a6099"/>
      <style:paragraph-properties fo:text-align="center"/>
      <style:text-properties fo:color="#ffffff" fo:font-size="15pt"/>
    </style:style>
    <style:style style:name="P8" style:family="paragraph">
      <loext:graphic-properties draw:fill-color="#ffffa6"/>
      <style:paragraph-properties fo:text-align="center"/>
    </style:style>
    <style:style style:name="P9" style:family="paragraph">
      <loext:graphic-properties draw:fill-color="#afd095"/>
      <style:paragraph-properties fo:text-align="center"/>
    </style:style>
    <style:style style:name="P10" style:family="paragraph">
      <loext:graphic-properties draw:fill-color="#8e86ae"/>
      <style:paragraph-properties fo:text-align="center"/>
    </style:style>
    <style:style style:name="P11" style:family="paragraph">
      <loext:graphic-properties draw:fill-color="#666666"/>
      <style:paragraph-properties fo:text-align="center"/>
      <style:text-properties fo:color="#ffffff"/>
    </style:style>
    <style:style style:name="P12" style:family="paragraph">
      <loext:graphic-properties draw:fill-color="#ff7b59"/>
      <style:paragraph-properties fo:text-align="center"/>
    </style:style>
    <style:style style:name="P13" style:family="paragraph">
      <loext:graphic-properties draw:fill-color="#729fcf"/>
      <style:paragraph-properties fo:text-align="center"/>
    </style:style>
    <style:style style:name="P14" style:family="paragraph">
      <loext:graphic-properties draw:fill-color="#ffd8ce"/>
      <style:paragraph-properties fo:text-align="center"/>
    </style:style>
    <style:style style:name="P15" style:family="paragraph">
      <loext:graphic-properties draw:fill-color="#168253"/>
      <style:paragraph-properties fo:text-align="center"/>
      <style:text-properties fo:color="#ffffff"/>
    </style:style>
    <style:style style:name="P16" style:family="paragraph">
      <loext:graphic-properties draw:fill-color="#5b277d"/>
      <style:paragraph-properties fo:text-align="center"/>
      <style:text-properties fo:color="#ffffff"/>
    </style:style>
    <style:style style:name="P17" style:family="paragraph">
      <loext:graphic-properties draw:fill-color="#e8a202"/>
      <style:paragraph-properties fo:text-align="center"/>
    </style:style>
    <style:style style:name="T1" style:family="text">
      <style:text-properties fo:font-size="15pt"/>
    </style:style>
    <style:style style:name="T2" style:family="text">
      <style:text-properties fo:color="#ffffff" fo:font-size="15pt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25.4cm" svg:x="9.636cm" svg:y="1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9.763cm" svg:y="1.508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05cm" svg:height="1.016cm" svg:x="3.54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762cm" svg:height="0.762cm" svg:x="9.763cm" svg:y="2.778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9.763cm" svg:y="4.048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9.763cm" svg:y="5.318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" draw:id="id1" draw:layer="layout" svg:width="0.762cm" svg:height="0.762cm" svg:x="11.033cm" svg:y="1.508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62cm" svg:height="0.762cm" svg:x="11.033cm" svg:y="2.778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11.033cm" svg:y="4.048cm">
          <text:p text:style-name="P2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11.033cm" svg:y="5.318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9.763cm" svg:y="6.588cm">
          <text:p text:style-name="P2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9.763cm" svg:y="7.858cm">
          <text:p text:style-name="P2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9.763cm" svg:y="9.128cm">
          <text:p text:style-name="P2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9.763cm" svg:y="10.398cm">
          <text:p text:style-name="P2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11.033cm" svg:y="6.588cm">
          <text:p text:style-name="P2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11.033cm" svg:y="7.858cm">
          <text:p text:style-name="P2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11.033cm" svg:y="9.128cm">
          <text:p text:style-name="P2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11.033cm" svg:y="10.398cm">
          <text:p text:style-name="P2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62cm" svg:height="0.762cm" svg:x="9.763cm" svg:y="11.668cm">
          <text:p text:style-name="P2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9.763cm" svg:y="12.938cm">
          <text:p text:style-name="P2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11.033cm" svg:y="11.668cm">
          <text:p text:style-name="P2"><text:span text:style-name="T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11.033cm" svg:y="12.938cm">
          <text:p text:style-name="P2"><text:span text:style-name="T2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9.763cm" svg:y="14.208cm">
          <text:p text:style-name="P2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9.763cm" svg:y="15.478cm">
          <text:p text:style-name="P2"><text:span text:style-name="T1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9.763cm" svg:y="16.748cm">
          <text:p text:style-name="P2"><text:span text:style-name="T2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762cm" svg:height="0.762cm" svg:x="9.763cm" svg:y="18.018cm">
          <text:p text:style-name="P2"><text:span text:style-name="T2">2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11.033cm" svg:y="14.208cm">
          <text:p text:style-name="P2"><text:span text:style-name="T1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11.033cm" svg:y="15.478cm">
          <text:p text:style-name="P2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11.033cm" svg:y="16.748cm">
          <text:p text:style-name="P2"><text:span text:style-name="T1">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762cm" svg:height="0.762cm" svg:x="11.033cm" svg:y="18.018cm">
          <text:p text:style-name="P2"><text:span text:style-name="T2">2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9.763cm" svg:y="19.288cm">
          <text:p text:style-name="P2"><text:span text:style-name="T1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9.763cm" svg:y="20.558cm">
          <text:p text:style-name="P2"><text:span text:style-name="T1">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9.763cm" svg:y="21.828cm">
          <text:p text:style-name="P2"><text:span text:style-name="T1">3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9.763cm" svg:y="23.098cm">
          <text:p text:style-name="P2"><text:span text:style-name="T1">3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11.033cm" svg:y="19.288cm">
          <text:p text:style-name="P2"><text:span text:style-name="T2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11.033cm" svg:y="20.558cm">
          <text:p text:style-name="P2"><text:span text:style-name="T1">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11.033cm" svg:y="21.828cm">
          <text:p text:style-name="P2"><text:span text:style-name="T2">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11.033cm" svg:y="23.098cm">
          <text:p text:style-name="P2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9.763cm" svg:y="24.368cm">
          <text:p text:style-name="P2"><text:span text:style-name="T1">3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9.763cm" svg:y="25.638cm">
          <text:p text:style-name="P2"><text:span text:style-name="T2">3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11.033cm" svg:y="24.368cm">
          <text:p text:style-name="P2"><text:span text:style-name="T1">3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11.033cm" svg:y="25.638cm">
          <text:p text:style-name="P2"><text:span text:style-name="T1">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2.54cm" svg:height="1.016cm" svg:x="6.842cm" svg:y="1.381cm">
          <text:p text:style-name="P2">3.3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6.842cm" svg:y="2.651cm">
          <text:p text:style-name="P2">IO2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6.842cm" svg:y="3.921cm">
          <text:p text:style-name="P2">IO2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54cm" svg:height="1.016cm" svg:x="6.842cm" svg:y="5.191cm">
          <text:p text:style-name="P2">GPA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54cm" svg:height="1.016cm" svg:x="6.842cm" svg:y="6.461cm">
          <text:p text:style-name="P2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54cm" svg:height="1.016cm" svg:x="6.842cm" svg:y="7.731cm">
          <text:p text:style-name="P2">GP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54cm" svg:height="1.016cm" svg:x="6.842cm" svg:y="9.001cm">
          <text:p text:style-name="P2">GPB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54cm" svg:height="1.016cm" svg:x="6.842cm" svg:y="10.271cm">
          <text:p text:style-name="P2">GPA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54cm" svg:height="1.016cm" svg:x="6.842cm" svg:y="11.541cm">
          <text:p text:style-name="P2">3.3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6.842cm" svg:y="12.811cm">
          <text:p text:style-name="P2">IO2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6.842cm" svg:y="14.081cm">
          <text:p text:style-name="P2">IO1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6.842cm" svg:y="15.351cm">
          <text:p text:style-name="P2">IO1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54cm" svg:height="1.016cm" svg:x="6.842cm" svg:y="16.621cm">
          <text:p text:style-name="P2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6.842cm" svg:y="17.891cm">
          <text:p text:style-name="P2">IO3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54cm" svg:height="1.016cm" svg:x="6.842cm" svg:y="19.161cm">
          <text:p text:style-name="P2">GPA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54cm" svg:height="1.016cm" svg:x="6.842cm" svg:y="20.431cm">
          <text:p text:style-name="P2">GPA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54cm" svg:height="1.016cm" svg:x="6.842cm" svg:y="21.701cm">
          <text:p text:style-name="P2">GPA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6.842cm" svg:y="22.971cm">
          <text:p text:style-name="P2">IO1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54cm" svg:height="1.016cm" svg:x="6.842cm" svg:y="24.241cm">
          <text:p text:style-name="P2">GPB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54cm" svg:height="1.016cm" svg:x="6.842cm" svg:y="25.511cm">
          <text:p text:style-name="P2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2" draw:id="id2" draw:layer="layout" svg:width="2.54cm" svg:height="1.016cm" svg:x="12.176cm" svg:y="1.381cm">
          <text:p text:style-name="P2">5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2.54cm" svg:height="1.016cm" svg:x="12.176cm" svg:y="2.651cm">
          <text:p text:style-name="P2">5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54cm" svg:height="1.016cm" svg:x="12.176cm" svg:y="3.921cm">
          <text:p text:style-name="P2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12.176cm" svg:y="5.191cm">
          <text:p text:style-name="P2">IO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12.176cm" svg:y="6.461cm">
          <text:p text:style-name="P2">IO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12.176cm" svg:y="7.731cm">
          <text:p text:style-name="P2">IO2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54cm" svg:height="1.016cm" svg:x="12.176cm" svg:y="9.001cm">
          <text:p text:style-name="P2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12.176cm" svg:y="10.271cm">
          <text:p text:style-name="P2">IO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12.176cm" svg:y="11.541cm">
          <text:p text:style-name="P2">IO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54cm" svg:height="1.016cm" svg:x="12.176cm" svg:y="12.811cm">
          <text:p text:style-name="P2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54cm" svg:height="1.016cm" svg:x="12.176cm" svg:y="24.241cm">
          <text:p text:style-name="P2">GPA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12.176cm" svg:y="15.351cm">
          <text:p text:style-name="P2">IO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12.176cm" svg:y="16.621cm">
          <text:p text:style-name="P2">IO1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12.176cm" svg:y="17.891cm">
          <text:p text:style-name="P2">IO3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54cm" svg:height="1.016cm" svg:x="12.176cm" svg:y="19.161cm">
          <text:p text:style-name="P2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54cm" svg:height="1.016cm" svg:x="12.176cm" svg:y="20.431cm">
          <text:p text:style-name="P2">GPA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54cm" svg:height="1.016cm" svg:x="12.176cm" svg:y="21.701cm">
          <text:p text:style-name="P2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54cm" svg:height="1.016cm" svg:x="12.176cm" svg:y="22.971cm">
          <text:p text:style-name="P2">GPA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12.176cm" svg:y="14.081cm">
          <text:p text:style-name="P2">IO1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54cm" svg:height="1.016cm" svg:x="12.176cm" svg:y="25.511cm">
          <text:p text:style-name="P2">IO1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2.54cm" svg:height="1.016cm" svg:x="3.921cm" svg:y="2.651cm">
          <text:p text:style-name="P2">S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2.54cm" svg:height="1.016cm" svg:x="3.921cm" svg:y="3.921cm">
          <text:p text:style-name="P2">SC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2.54cm" svg:height="1.016cm" svg:x="3.921cm" svg:y="17.891cm">
          <text:p text:style-name="P2">ID_S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2.54cm" svg:height="1.016cm" svg:x="15.097cm" svg:y="17.891cm">
          <text:p text:style-name="P2">ID_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2.54cm" svg:height="1.016cm" svg:x="15.097cm" svg:y="5.191cm">
          <text:p text:style-name="P2">TX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2.54cm" svg:height="1.016cm" svg:x="15.097cm" svg:y="6.461cm">
          <text:p text:style-name="P2">RX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xml:id="id3" draw:id="id3" draw:layer="layout" svg:width="2.54cm" svg:height="1.016cm" svg:x="18.018cm" svg:y="7.731cm">
          <text:p text:style-name="P2"><text:span text:style-name="T3">B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2.54cm" svg:height="1.016cm" svg:x="15.097cm" svg:y="15.351cm">
          <text:p text:style-name="P2"><text:span text:style-name="T3">V_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2.54cm" svg:height="1.016cm" svg:x="15.097cm" svg:y="16.621cm">
          <text:p text:style-name="P2">H_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2.54cm" svg:height="1.016cm" svg:x="15.097cm" svg:y="14.081cm">
          <text:p text:style-name="P2">H_MOS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2.54cm" svg:height="1.016cm" svg:x="15.097cm" svg:y="25.511cm">
          <text:p text:style-name="P2">H_S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2.54cm" svg:height="1.016cm" svg:x="3.921cm" svg:y="12.811cm">
          <text:p text:style-name="P2"><text:span text:style-name="T3">V_MOS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2.54cm" svg:height="1.016cm" svg:x="3.921cm" svg:y="14.081cm">
          <text:p text:style-name="P2"><text:span text:style-name="T3">V_MIS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2.54cm" svg:height="1.016cm" svg:x="3.921cm" svg:y="15.351cm">
          <text:p text:style-name="P2"><text:span text:style-name="T3">V_S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2.54cm" svg:height="1.016cm" svg:x="3.921cm" svg:y="22.971cm">
          <text:p text:style-name="P2">H_MIS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2.54cm" svg:height="1.016cm" svg:x="1cm" svg:y="22.971cm">
          <text:p text:style-name="P2"><text:span text:style-name="T3">LR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2.54cm" svg:height="1.016cm" svg:x="18.018cm" svg:y="25.511cm">
          <text:p text:style-name="P2"><text:span text:style-name="T3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2" draw:layer="layout" svg:x1="11.795cm" svg:y1="1.889cm" svg:x2="12.176cm" svg:y2="1.889cm" draw:start-shape="id1" draw:start-glue-point="10" draw:end-shape="id2" draw:end-glue-point="3" svg:d="M11795 1889h381" svg:viewBox="0 0 382 1">
          <text:p/>
        </draw:connector>
        <draw:connector draw:style-name="gr18" draw:text-style-name="P2" draw:layer="layout" svg:x1="11.795cm" svg:y1="3.159cm" svg:x2="12.176cm" svg:y2="3.159cm" svg:d="M11795 3159h381" svg:viewBox="0 0 382 1">
          <text:p/>
        </draw:connector>
        <draw:connector draw:style-name="gr18" draw:text-style-name="P2" draw:layer="layout" svg:x1="11.795cm" svg:y1="4.429cm" svg:x2="12.176cm" svg:y2="4.429cm" svg:d="M11795 4429h381" svg:viewBox="0 0 382 1">
          <text:p/>
        </draw:connector>
        <draw:connector draw:style-name="gr18" draw:text-style-name="P2" draw:layer="layout" svg:x1="11.795cm" svg:y1="5.699cm" svg:x2="12.176cm" svg:y2="5.699cm" svg:d="M11795 5699h381" svg:viewBox="0 0 382 1">
          <text:p/>
        </draw:connector>
        <draw:connector draw:style-name="gr18" draw:text-style-name="P2" draw:layer="layout" svg:x1="11.795cm" svg:y1="6.969cm" svg:x2="12.176cm" svg:y2="6.969cm" svg:d="M11795 6969h381" svg:viewBox="0 0 382 1">
          <text:p/>
        </draw:connector>
        <draw:connector draw:style-name="gr18" draw:text-style-name="P2" draw:layer="layout" svg:x1="11.795cm" svg:y1="8.239cm" svg:x2="12.176cm" svg:y2="8.239cm" svg:d="M11795 8239h381" svg:viewBox="0 0 382 1">
          <text:p/>
        </draw:connector>
        <draw:connector draw:style-name="gr18" draw:text-style-name="P2" draw:layer="layout" svg:x1="11.795cm" svg:y1="9.509cm" svg:x2="12.176cm" svg:y2="9.509cm" svg:d="M11795 9509h381" svg:viewBox="0 0 382 1">
          <text:p/>
        </draw:connector>
        <draw:connector draw:style-name="gr18" draw:text-style-name="P2" draw:layer="layout" svg:x1="11.795cm" svg:y1="10.779cm" svg:x2="12.176cm" svg:y2="10.779cm" svg:d="M11795 10779h381" svg:viewBox="0 0 382 1">
          <text:p/>
        </draw:connector>
        <draw:connector draw:style-name="gr18" draw:text-style-name="P2" draw:layer="layout" svg:x1="11.795cm" svg:y1="12.049cm" svg:x2="12.176cm" svg:y2="12.049cm" svg:d="M11795 12049h381" svg:viewBox="0 0 382 1">
          <text:p/>
        </draw:connector>
        <draw:connector draw:style-name="gr18" draw:text-style-name="P2" draw:layer="layout" svg:x1="11.795cm" svg:y1="13.319cm" svg:x2="12.176cm" svg:y2="13.319cm" svg:d="M11795 13319h381" svg:viewBox="0 0 382 1">
          <text:p/>
        </draw:connector>
        <draw:connector draw:style-name="gr18" draw:text-style-name="P2" draw:layer="layout" svg:x1="11.795cm" svg:y1="14.589cm" svg:x2="12.176cm" svg:y2="14.589cm" svg:d="M11795 14589h381" svg:viewBox="0 0 382 1">
          <text:p/>
        </draw:connector>
        <draw:connector draw:style-name="gr18" draw:text-style-name="P2" draw:layer="layout" svg:x1="11.795cm" svg:y1="15.859cm" svg:x2="12.176cm" svg:y2="15.859cm" svg:d="M11795 15859h381" svg:viewBox="0 0 382 1">
          <text:p/>
        </draw:connector>
        <draw:connector draw:style-name="gr18" draw:text-style-name="P2" draw:layer="layout" svg:x1="11.795cm" svg:y1="17.129cm" svg:x2="12.176cm" svg:y2="17.129cm" svg:d="M11795 17129h381" svg:viewBox="0 0 382 1">
          <text:p/>
        </draw:connector>
        <draw:connector draw:style-name="gr18" draw:text-style-name="P2" draw:layer="layout" svg:x1="11.795cm" svg:y1="18.399cm" svg:x2="12.176cm" svg:y2="18.399cm" svg:d="M11795 18399h381" svg:viewBox="0 0 382 1">
          <text:p/>
        </draw:connector>
        <draw:connector draw:style-name="gr18" draw:text-style-name="P2" draw:layer="layout" svg:x1="11.795cm" svg:y1="19.669cm" svg:x2="12.176cm" svg:y2="19.669cm" svg:d="M11795 19669h381" svg:viewBox="0 0 382 1">
          <text:p/>
        </draw:connector>
        <draw:connector draw:style-name="gr18" draw:text-style-name="P2" draw:layer="layout" svg:x1="11.795cm" svg:y1="20.939cm" svg:x2="12.176cm" svg:y2="20.939cm" svg:d="M11795 20939h381" svg:viewBox="0 0 382 1">
          <text:p/>
        </draw:connector>
        <draw:connector draw:style-name="gr18" draw:text-style-name="P2" draw:layer="layout" svg:x1="11.795cm" svg:y1="22.209cm" svg:x2="12.176cm" svg:y2="22.209cm" svg:d="M11795 22209h381" svg:viewBox="0 0 382 1">
          <text:p/>
        </draw:connector>
        <draw:connector draw:style-name="gr18" draw:text-style-name="P2" draw:layer="layout" svg:x1="11.795cm" svg:y1="23.479cm" svg:x2="12.176cm" svg:y2="23.479cm" svg:d="M11795 23479h381" svg:viewBox="0 0 382 1">
          <text:p/>
        </draw:connector>
        <draw:connector draw:style-name="gr18" draw:text-style-name="P2" draw:layer="layout" svg:x1="11.795cm" svg:y1="24.749cm" svg:x2="12.176cm" svg:y2="24.749cm" svg:d="M11795 24749h381" svg:viewBox="0 0 382 1">
          <text:p/>
        </draw:connector>
        <draw:connector draw:style-name="gr18" draw:text-style-name="P2" draw:layer="layout" svg:x1="11.795cm" svg:y1="26.019cm" svg:x2="12.176cm" svg:y2="26.019cm" svg:d="M11795 26019h381" svg:viewBox="0 0 382 1">
          <text:p/>
        </draw:connector>
        <draw:connector draw:style-name="gr18" draw:text-style-name="P2" draw:layer="layout" svg:x1="9.382cm" svg:y1="24.749cm" svg:x2="9.763cm" svg:y2="24.749cm" svg:d="M9382 24749h381" svg:viewBox="0 0 382 1">
          <text:p/>
        </draw:connector>
        <draw:connector draw:style-name="gr18" draw:text-style-name="P2" draw:layer="layout" svg:x1="9.382cm" svg:y1="26.019cm" svg:x2="9.763cm" svg:y2="26.019cm" svg:d="M9382 26019h381" svg:viewBox="0 0 382 1">
          <text:p/>
        </draw:connector>
        <draw:connector draw:style-name="gr18" draw:text-style-name="P2" draw:layer="layout" svg:x1="9.382cm" svg:y1="1.889cm" svg:x2="9.763cm" svg:y2="1.889cm" svg:d="M9382 1889h381" svg:viewBox="0 0 382 1">
          <text:p/>
        </draw:connector>
        <draw:connector draw:style-name="gr18" draw:text-style-name="P2" draw:layer="layout" svg:x1="9.382cm" svg:y1="3.159cm" svg:x2="9.763cm" svg:y2="3.159cm" svg:d="M9382 3159h381" svg:viewBox="0 0 382 1">
          <text:p/>
        </draw:connector>
        <draw:connector draw:style-name="gr18" draw:text-style-name="P2" draw:layer="layout" svg:x1="9.382cm" svg:y1="4.429cm" svg:x2="9.763cm" svg:y2="4.429cm" svg:d="M9382 4429h381" svg:viewBox="0 0 382 1">
          <text:p/>
        </draw:connector>
        <draw:connector draw:style-name="gr18" draw:text-style-name="P2" draw:layer="layout" svg:x1="9.382cm" svg:y1="5.699cm" svg:x2="9.763cm" svg:y2="5.699cm" svg:d="M9382 5699h381" svg:viewBox="0 0 382 1">
          <text:p/>
        </draw:connector>
        <draw:connector draw:style-name="gr18" draw:text-style-name="P2" draw:layer="layout" svg:x1="9.382cm" svg:y1="6.969cm" svg:x2="9.763cm" svg:y2="6.969cm" svg:d="M9382 6969h381" svg:viewBox="0 0 382 1">
          <text:p/>
        </draw:connector>
        <draw:connector draw:style-name="gr18" draw:text-style-name="P2" draw:layer="layout" svg:x1="9.382cm" svg:y1="8.239cm" svg:x2="9.763cm" svg:y2="8.239cm" svg:d="M9382 8239h381" svg:viewBox="0 0 382 1">
          <text:p/>
        </draw:connector>
        <draw:connector draw:style-name="gr18" draw:text-style-name="P2" draw:layer="layout" svg:x1="9.382cm" svg:y1="9.509cm" svg:x2="9.763cm" svg:y2="9.509cm" svg:d="M9382 9509h381" svg:viewBox="0 0 382 1">
          <text:p/>
        </draw:connector>
        <draw:connector draw:style-name="gr18" draw:text-style-name="P2" draw:layer="layout" svg:x1="9.382cm" svg:y1="10.779cm" svg:x2="9.763cm" svg:y2="10.779cm" svg:d="M9382 10779h381" svg:viewBox="0 0 382 1">
          <text:p/>
        </draw:connector>
        <draw:connector draw:style-name="gr18" draw:text-style-name="P2" draw:layer="layout" svg:x1="9.382cm" svg:y1="12.049cm" svg:x2="9.763cm" svg:y2="12.049cm" svg:d="M9382 12049h381" svg:viewBox="0 0 382 1">
          <text:p/>
        </draw:connector>
        <draw:connector draw:style-name="gr18" draw:text-style-name="P2" draw:layer="layout" svg:x1="9.382cm" svg:y1="13.319cm" svg:x2="9.763cm" svg:y2="13.319cm" svg:d="M9382 13319h381" svg:viewBox="0 0 382 1">
          <text:p/>
        </draw:connector>
        <draw:connector draw:style-name="gr18" draw:text-style-name="P2" draw:layer="layout" svg:x1="9.382cm" svg:y1="14.589cm" svg:x2="9.763cm" svg:y2="14.589cm" svg:d="M9382 14589h381" svg:viewBox="0 0 382 1">
          <text:p/>
        </draw:connector>
        <draw:connector draw:style-name="gr18" draw:text-style-name="P2" draw:layer="layout" svg:x1="9.382cm" svg:y1="15.859cm" svg:x2="9.763cm" svg:y2="15.859cm" svg:d="M9382 15859h381" svg:viewBox="0 0 382 1">
          <text:p/>
        </draw:connector>
        <draw:connector draw:style-name="gr18" draw:text-style-name="P2" draw:layer="layout" svg:x1="9.382cm" svg:y1="17.129cm" svg:x2="9.763cm" svg:y2="17.129cm" svg:d="M9382 17129h381" svg:viewBox="0 0 382 1">
          <text:p/>
        </draw:connector>
        <draw:connector draw:style-name="gr18" draw:text-style-name="P2" draw:layer="layout" svg:x1="9.382cm" svg:y1="18.399cm" svg:x2="9.763cm" svg:y2="18.399cm" svg:d="M9382 18399h381" svg:viewBox="0 0 382 1">
          <text:p/>
        </draw:connector>
        <draw:connector draw:style-name="gr18" draw:text-style-name="P2" draw:layer="layout" svg:x1="9.382cm" svg:y1="19.669cm" svg:x2="9.763cm" svg:y2="19.669cm" svg:d="M9382 19669h381" svg:viewBox="0 0 382 1">
          <text:p/>
        </draw:connector>
        <draw:connector draw:style-name="gr18" draw:text-style-name="P2" draw:layer="layout" svg:x1="9.382cm" svg:y1="20.939cm" svg:x2="9.763cm" svg:y2="20.939cm" svg:d="M9382 20939h381" svg:viewBox="0 0 382 1">
          <text:p/>
        </draw:connector>
        <draw:connector draw:style-name="gr18" draw:text-style-name="P2" draw:layer="layout" svg:x1="9.382cm" svg:y1="22.209cm" svg:x2="9.763cm" svg:y2="22.209cm" svg:d="M9382 22209h381" svg:viewBox="0 0 382 1">
          <text:p/>
        </draw:connector>
        <draw:connector draw:style-name="gr18" draw:text-style-name="P2" draw:layer="layout" svg:x1="9.382cm" svg:y1="23.479cm" svg:x2="9.763cm" svg:y2="23.479cm" svg:d="M9382 23479h381" svg:viewBox="0 0 382 1">
          <text:p/>
        </draw:connector>
        <draw:connector draw:style-name="gr18" draw:text-style-name="P2" draw:layer="layout" svg:x1="14.716cm" svg:y1="5.699cm" svg:x2="15.097cm" svg:y2="5.699cm" svg:d="M14716 5699h381" svg:viewBox="0 0 382 1">
          <text:p/>
        </draw:connector>
        <draw:connector draw:style-name="gr18" draw:text-style-name="P2" draw:layer="layout" svg:x1="14.716cm" svg:y1="6.969cm" svg:x2="15.097cm" svg:y2="6.969cm" svg:d="M14716 6969h381" svg:viewBox="0 0 382 1">
          <text:p/>
        </draw:connector>
        <draw:connector draw:style-name="gr18" draw:text-style-name="P2" draw:layer="layout" svg:x1="14.716cm" svg:y1="15.859cm" svg:x2="15.097cm" svg:y2="15.859cm" svg:d="M14716 15859h381" svg:viewBox="0 0 382 1">
          <text:p/>
        </draw:connector>
        <draw:connector draw:style-name="gr18" draw:text-style-name="P2" draw:layer="layout" svg:x1="14.716cm" svg:y1="17.129cm" svg:x2="15.097cm" svg:y2="17.129cm" svg:d="M14716 17129h381" svg:viewBox="0 0 382 1">
          <text:p/>
        </draw:connector>
        <draw:connector draw:style-name="gr18" draw:text-style-name="P2" draw:layer="layout" svg:x1="14.716cm" svg:y1="18.399cm" svg:x2="15.097cm" svg:y2="18.399cm" svg:d="M14716 18399h381" svg:viewBox="0 0 382 1">
          <text:p/>
        </draw:connector>
        <draw:connector draw:style-name="gr18" draw:text-style-name="P2" draw:layer="layout" svg:x1="14.716cm" svg:y1="14.589cm" svg:x2="15.097cm" svg:y2="14.589cm" svg:d="M14716 14589h381" svg:viewBox="0 0 382 1">
          <text:p/>
        </draw:connector>
        <draw:connector draw:style-name="gr18" draw:text-style-name="P2" draw:layer="layout" svg:x1="14.716cm" svg:y1="26.019cm" svg:x2="15.097cm" svg:y2="26.019cm" svg:d="M14716 26019h381" svg:viewBox="0 0 382 1">
          <text:p/>
        </draw:connector>
        <draw:connector draw:style-name="gr18" draw:text-style-name="P2" draw:layer="layout" svg:x1="14.716cm" svg:y1="8.239cm" svg:x2="18.018cm" svg:y2="8.239cm" draw:end-shape="id3" draw:end-glue-point="3" svg:d="M14716 8239h3302" svg:viewBox="0 0 3303 1">
          <text:p/>
        </draw:connector>
        <draw:connector draw:style-name="gr18" draw:text-style-name="P2" draw:layer="layout" svg:x1="17.637cm" svg:y1="26.019cm" svg:x2="18.018cm" svg:y2="26.019cm" svg:d="M17637 26019h381" svg:viewBox="0 0 382 1">
          <text:p/>
        </draw:connector>
        <draw:connector draw:style-name="gr18" draw:text-style-name="P2" draw:layer="layout" svg:x1="6.461cm" svg:y1="3.159cm" svg:x2="6.842cm" svg:y2="3.159cm" svg:d="M6461 3159h381" svg:viewBox="0 0 382 1">
          <text:p/>
        </draw:connector>
        <draw:connector draw:style-name="gr18" draw:text-style-name="P2" draw:layer="layout" svg:x1="6.461cm" svg:y1="4.429cm" svg:x2="6.842cm" svg:y2="4.429cm" svg:d="M6461 4429h381" svg:viewBox="0 0 382 1">
          <text:p/>
        </draw:connector>
        <draw:connector draw:style-name="gr18" draw:text-style-name="P2" draw:layer="layout" svg:x1="6.461cm" svg:y1="13.319cm" svg:x2="6.842cm" svg:y2="13.319cm" svg:d="M6461 13319h381" svg:viewBox="0 0 382 1">
          <text:p/>
        </draw:connector>
        <draw:connector draw:style-name="gr18" draw:text-style-name="P2" draw:layer="layout" svg:x1="6.461cm" svg:y1="14.589cm" svg:x2="6.842cm" svg:y2="14.589cm" svg:d="M6461 14589h381" svg:viewBox="0 0 382 1">
          <text:p/>
        </draw:connector>
        <draw:connector draw:style-name="gr18" draw:text-style-name="P2" draw:layer="layout" svg:x1="6.461cm" svg:y1="15.859cm" svg:x2="6.842cm" svg:y2="15.859cm" svg:d="M6461 15859h381" svg:viewBox="0 0 382 1">
          <text:p/>
        </draw:connector>
        <draw:connector draw:style-name="gr18" draw:text-style-name="P2" draw:layer="layout" svg:x1="6.461cm" svg:y1="18.399cm" svg:x2="6.842cm" svg:y2="18.399cm" svg:d="M6461 18399h381" svg:viewBox="0 0 382 1">
          <text:p/>
        </draw:connector>
        <draw:connector draw:style-name="gr18" draw:text-style-name="P2" draw:layer="layout" svg:x1="6.461cm" svg:y1="23.479cm" svg:x2="6.842cm" svg:y2="23.479cm" svg:d="M6461 23479h381" svg:viewBox="0 0 382 1">
          <text:p/>
        </draw:connector>
        <draw:connector draw:style-name="gr18" draw:text-style-name="P2" draw:layer="layout" svg:x1="3.54cm" svg:y1="23.479cm" svg:x2="3.921cm" svg:y2="23.479cm" svg:d="M3540 23479h381" svg:viewBox="0 0 382 1">
          <text:p/>
        </draw:connector>
      </draw:page>
      <draw:page draw:name="page2" draw:style-name="dp1" draw:master-page-name="Default">
        <draw:custom-shape draw:style-name="gr19" draw:text-style-name="P1" draw:layer="layout" svg:width="2.286cm" svg:height="5.08cm" svg:x="9.636cm" svg:y="1.2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62cm" svg:height="0.762cm" svg:x="9.764cm" svg:y="1.508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9.764cm" svg:y="2.778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9.764cm" svg:y="4.048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9.764cm" svg:y="5.318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62cm" svg:height="0.762cm" svg:x="11.034cm" svg:y="1.508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62cm" svg:height="0.762cm" svg:x="11.034cm" svg:y="2.778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11.034cm" svg:y="4.048cm">
          <text:p text:style-name="P2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62cm" svg:height="0.762cm" svg:x="11.034cm" svg:y="5.318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2.54cm" svg:height="1.016cm" svg:x="12.176cm" svg:y="5.191cm">
          <text:p text:style-name="P2">3.3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54cm" svg:height="1.016cm" svg:x="6.843cm" svg:y="5.191cm">
          <text:p text:style-name="P2">GPB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2.54cm" svg:height="1.016cm" svg:x="12.177cm" svg:y="2.651cm">
          <text:p text:style-name="P2">5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54cm" svg:height="1.016cm" svg:x="12.177cm" svg:y="3.921cm">
          <text:p text:style-name="P2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2" draw:layer="layout" svg:x1="11.796cm" svg:y1="3.159cm" svg:x2="12.177cm" svg:y2="3.159cm" svg:d="M11796 3159h381" svg:viewBox="0 0 382 1">
          <text:p/>
        </draw:connector>
        <draw:connector draw:style-name="gr18" draw:text-style-name="P2" draw:layer="layout" svg:x1="11.796cm" svg:y1="4.429cm" svg:x2="12.177cm" svg:y2="4.429cm" svg:d="M11796 4429h381" svg:viewBox="0 0 382 1">
          <text:p/>
        </draw:connector>
        <draw:connector draw:style-name="gr18" draw:text-style-name="P2" draw:layer="layout" svg:x1="11.796cm" svg:y1="5.699cm" svg:x2="12.177cm" svg:y2="5.699cm" svg:d="M11796 5699h381" svg:viewBox="0 0 382 1">
          <text:p/>
        </draw:connector>
        <draw:connector draw:style-name="gr18" draw:text-style-name="P2" draw:layer="layout" svg:x1="9.383cm" svg:y1="1.889cm" svg:x2="9.764cm" svg:y2="1.889cm" svg:d="M9383 1889h381" svg:viewBox="0 0 382 1">
          <text:p/>
        </draw:connector>
        <draw:connector draw:style-name="gr18" draw:text-style-name="P2" draw:layer="layout" svg:x1="9.383cm" svg:y1="3.159cm" svg:x2="9.764cm" svg:y2="3.159cm" svg:d="M9383 3159h381" svg:viewBox="0 0 382 1">
          <text:p/>
        </draw:connector>
        <draw:connector draw:style-name="gr18" draw:text-style-name="P2" draw:layer="layout" svg:x1="9.383cm" svg:y1="4.429cm" svg:x2="9.764cm" svg:y2="4.429cm" svg:d="M9383 4429h381" svg:viewBox="0 0 382 1">
          <text:p/>
        </draw:connector>
        <draw:connector draw:style-name="gr18" draw:text-style-name="P2" draw:layer="layout" svg:x1="9.383cm" svg:y1="5.699cm" svg:x2="9.764cm" svg:y2="5.699cm" svg:d="M9383 5699h381" svg:viewBox="0 0 382 1">
          <text:p/>
        </draw:connector>
        <draw:custom-shape draw:style-name="gr10" draw:text-style-name="P10" draw:layer="layout" svg:width="2.54cm" svg:height="1.016cm" svg:x="6.842cm" svg:y="1.381cm">
          <text:p text:style-name="P2">GPB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2" draw:layer="layout" svg:x1="11.795cm" svg:y1="1.889cm" svg:x2="12.176cm" svg:y2="1.889cm" svg:d="M11795 1889h381" svg:viewBox="0 0 382 1">
          <text:p/>
        </draw:connector>
        <draw:custom-shape draw:style-name="gr10" draw:text-style-name="P10" draw:layer="layout" svg:width="2.54cm" svg:height="1.016cm" svg:x="6.842cm" svg:y="2.651cm">
          <text:p text:style-name="P2">GPB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54cm" svg:height="1.016cm" svg:x="6.842cm" svg:y="3.921cm">
          <text:p text:style-name="P2">GPB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54cm" svg:height="1.016cm" svg:x="12.176cm" svg:y="1.381cm">
          <text:p text:style-name="P2">GPB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20" draw:text-style-name="P1" draw:layer="layout" svg:width="1.016cm" svg:height="6.35cm" svg:x="9.636cm" svg:y="1.25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762cm" svg:height="0.762cm" svg:x="9.764cm" svg:y="2.778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0.762cm" svg:height="0.762cm" svg:x="9.764cm" svg:y="4.048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0.762cm" svg:height="0.762cm" svg:x="9.763cm" svg:y="6.588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762cm" svg:height="0.762cm" svg:x="9.763cm" svg:y="1.508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762cm" svg:height="0.762cm" svg:x="9.764cm" svg:y="5.318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draw:layer="layout" svg:width="2.54cm" svg:height="1.016cm" svg:x="10.906cm" svg:y="5.191cm">
          <text:p text:style-name="P2">3.3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2" draw:layer="layout" svg:width="2.54cm" svg:height="1.016cm" svg:x="10.906cm" svg:y="6.461cm">
          <text:p text:style-name="P2">5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1" draw:layer="layout" svg:width="2.54cm" svg:height="1.016cm" svg:x="10.906cm" svg:y="1.381cm">
          <text:p text:style-name="P2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2" draw:layer="layout" svg:x1="10.525cm" svg:y1="6.969cm" svg:x2="10.906cm" svg:y2="6.969cm" svg:d="M10525 6969h381" svg:viewBox="0 0 382 1">
          <text:p/>
        </draw:connector>
        <draw:connector draw:style-name="gr28" draw:text-style-name="P2" draw:layer="layout" svg:x1="10.525cm" svg:y1="1.889cm" svg:x2="10.906cm" svg:y2="1.889cm" svg:d="M10525 1889h381" svg:viewBox="0 0 382 1">
          <text:p/>
        </draw:connector>
        <draw:connector draw:style-name="gr28" draw:text-style-name="P2" draw:layer="layout" svg:x1="10.526cm" svg:y1="5.699cm" svg:x2="10.907cm" svg:y2="5.699cm" svg:d="M10526 5699h381" svg:viewBox="0 0 382 1">
          <text:p/>
        </draw:connector>
        <draw:connector draw:style-name="gr28" draw:text-style-name="P2" draw:layer="layout" svg:x1="10.525cm" svg:y1="3.159cm" svg:x2="10.906cm" svg:y2="3.159cm" svg:d="M10525 3159h381" svg:viewBox="0 0 382 1">
          <text:p/>
        </draw:connector>
        <draw:connector draw:style-name="gr28" draw:text-style-name="P2" draw:layer="layout" svg:x1="10.525cm" svg:y1="4.429cm" svg:x2="10.906cm" svg:y2="4.429cm" svg:d="M10525 4429h381" svg:viewBox="0 0 382 1">
          <text:p/>
        </draw:connector>
        <draw:custom-shape draw:style-name="gr29" draw:text-style-name="P9" draw:layer="layout" svg:width="2.54cm" svg:height="1.016cm" svg:x="10.906cm" svg:y="2.651cm">
          <text:p text:style-name="P2">IO3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9" draw:layer="layout" svg:width="2.54cm" svg:height="1.016cm" svg:x="10.906cm" svg:y="3.921cm">
          <text:p text:style-name="P2">IO3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/>
      <style:text-properties fo:font-size="11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3T23:11:26.084000000</meta:creation-date>
    <dc:date>2019-12-22T11:07:13.440000000</dc:date>
    <meta:editing-duration>PT48M38S</meta:editing-duration>
    <meta:editing-cycles>10</meta:editing-cycles>
    <meta:generator>LibreOffice/6.1.1.2$Windows_X86_64 LibreOffice_project/5d19a1bfa650b796764388cd8b33a5af1f5baa1b</meta:generator>
    <meta:document-statistic meta:object-count="197"/>
  </office:meta>
</office:document-meta>
</file>